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2.26pt"/>
    </style:style>
    <style:style style:name="co3" style:family="table-column">
      <style:table-column-properties fo:break-before="auto" style:column-width="266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st_20_cas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0e0e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d0e0e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table:number-columns-repeated="10"/>
          <table:table-cell table:style-name="ce7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9" table:number-rows-spanned="1">
            <text:p>Enviroment</text:p>
          </table:table-cell>
          <table:covered-table-cell table:number-columns-repeated="7" table:style-name="ce8"/>
          <table:covered-table-cell table:style-name="ce11"/>
          <table:table-cell table:style-name="ce2" office:value-type="string" calcext:value-type="string">
            <text:p>Windows 10 Home</text:p>
          </table:table-cell>
          <table:table-cell table:style-name="ce7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9" table:number-rows-spanned="1">
            <text:p>Test date</text:p>
          </table:table-cell>
          <table:covered-table-cell table:number-columns-repeated="7" table:style-name="ce8"/>
          <table:covered-table-cell table:style-name="ce11"/>
          <table:table-cell table:style-name="ce12" office:value-type="string" calcext:value-type="string">
            <text:p>2022.01.24</text:p>
          </table:table-cell>
          <table:table-cell table:style-name="ce7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9" table:number-rows-spanned="1">
            <text:p>Tester</text:p>
          </table:table-cell>
          <table:covered-table-cell table:number-columns-repeated="7" table:style-name="ce8"/>
          <table:covered-table-cell table:style-name="ce11"/>
          <table:table-cell table:style-name="ce12" office:value-type="string" calcext:value-type="string">
            <text:p>Nadja</text:p>
          </table:table-cell>
          <table:table-cell table:style-name="ce7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Name of the Module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Test Title</text:p>
          </table:table-cell>
          <table:table-cell table:style-name="ce9" office:value-type="string" calcext:value-type="string">
            <text:p>Pre-condition</text:p>
          </table:table-cell>
          <table:table-cell table:style-name="ce9" office:value-type="string" calcext:value-type="string">
            <text:p>Test Steps</text:p>
          </table:table-cell>
          <table:table-cell table:style-name="ce9" office:value-type="string" calcext:value-type="string">
            <text:p>Expected Results</text:p>
          </table:table-cell>
          <table:table-cell table:style-name="ce9" office:value-type="string" calcext:value-type="string">
            <text:p>Actual Result</text:p>
          </table:table-cell>
          <table:table-cell table:style-name="ce2" office:value-type="string" calcext:value-type="string">
            <text:p>Status (Fail/Pass)</text:p>
          </table:table-cell>
          <table:table-cell table:style-name="ce9" office:value-type="string" calcext:value-type="string">
            <text:p>Notes</text:p>
          </table:table-cell>
          <table:table-cell table:style-name="ce7" table:number-columns-repeated="17"/>
          <table:table-cell table:number-columns-repeated="997"/>
        </table:table-row>
        <table:table-row table:style-name="ro1">
          <table:table-cell table:style-name="ce3" table:number-columns-repeated="10"/>
          <table:table-cell table:style-name="ce7" table:number-columns-repeated="17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1" table:number-rows-spanned="4">
            <text:p>Shopping Cart</text:p>
          </table:table-cell>
          <table:table-cell table:style-name="ce10" office:value-type="string" calcext:value-type="string">
            <text:p>ShopCart-1</text:p>
          </table:table-cell>
          <table:table-cell table:style-name="ce10" office:value-type="string" calcext:value-type="string">
            <text:p>Smoke</text:p>
          </table:table-cell>
          <table:table-cell table:style-name="ce10" office:value-type="string" calcext:value-type="string">
            <text:p>An item adds to Shopping Cart</text:p>
          </table:table-cell>
          <table:table-cell table:style-name="ce10" office:value-type="string" calcext:value-type="string">
            <text:p>1. Открыть сайт https://aliexpress.ru/</text:p>
          </table:table-cell>
          <table:table-cell table:style-name="ce10" office:value-type="string" calcext:value-type="string">
            <text:p>1. Choose any item from the first shop page and press on it.</text:p>
            <text:p>2. In opened item page choose any Item Color / Size and any other characteristics that the item includes.</text:p>
            <text:p>3. Choose any quantity less than maximum Pieces available</text:p>
            <text:p>4. Choose any delivery method</text:p>
            <text:p>5. Press the button "Add to Cart"</text:p>
            <text:p>6. In pop-up window press button "View Shopping Cart"</text:p>
            <text:p>7. Check the item in the Cart</text:p>
          </table:table-cell>
          <table:table-cell table:number-columns-repeated="2" table:style-name="ce10" office:value-type="string" calcext:value-type="string">
            <text:p>An item is added to the Cart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style-name="ce7" table:number-columns-repeated="17"/>
          <table:table-cell table:number-columns-repeated="997"/>
        </table:table-row>
        <table:table-row table:style-name="ro1">
          <table:covered-table-cell table:style-name="ce5"/>
          <table:table-cell table:style-name="ce10" office:value-type="string" calcext:value-type="string">
            <text:p>ShopCart-2</text:p>
          </table:table-cell>
          <table:table-cell table:style-name="ce10" office:value-type="string" calcext:value-type="string">
            <text:p>Smoke</text:p>
          </table:table-cell>
          <table:table-cell table:style-name="ce10" office:value-type="string" calcext:value-type="string">
            <text:p>A correct item adds to Shopping Cart</text:p>
          </table:table-cell>
          <table:table-cell table:style-name="ce10" office:value-type="string" calcext:value-type="string">
            <text:p>1. Открыть сайт https://aliexpress.ru/</text:p>
          </table:table-cell>
          <table:table-cell table:style-name="ce10" office:value-type="string" calcext:value-type="string">
            <text:p>1. Choose any item from the first shop page and press on it.</text:p>
            <text:p>2. In opened item page choose any Item Color / Size and any other characteristics that the item includes.</text:p>
            <text:p>3. Choose any quantity less than maximum Pieces available</text:p>
            <text:p>4. Choose any delivery method</text:p>
            <text:p>5. Press the button "Add to Cart"</text:p>
            <text:p>6. Close pop-up window by clicking on X in the upper right side</text:p>
            <text:p>7. Click on the Cart button by right Mouse button and Open link in the new tab</text:p>
            <text:p>8. Compare the items in the Cart and on the Item page including all the characteristics</text:p>
          </table:table-cell>
          <table:table-cell table:style-name="ce10" office:value-type="string" calcext:value-type="string">
            <text:p>The added into the cart item with all chosen characteristics is <text:s/>the same that a user chosen</text:p>
          </table:table-cell>
          <table:table-cell table:style-name="ce10" office:value-type="string" calcext:value-type="string">
            <text:p>The added into the cart item with all chosen characteristics are the same that a user chosen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style-name="ce7" table:number-columns-repeated="17"/>
          <table:table-cell table:number-columns-repeated="997"/>
        </table:table-row>
        <table:table-row table:style-name="ro1">
          <table:covered-table-cell table:style-name="ce5"/>
          <table:table-cell table:style-name="ce10" office:value-type="string" calcext:value-type="string">
            <text:p>ShopCart-3</text:p>
          </table:table-cell>
          <table:table-cell table:style-name="ce10" office:value-type="string" calcext:value-type="string">
            <text:p>Smoke</text:p>
          </table:table-cell>
          <table:table-cell table:style-name="ce10" office:value-type="string" calcext:value-type="string">
            <text:p>Order Summary changes correctly after changing quantity</text:p>
          </table:table-cell>
          <table:table-cell table:style-name="ce10" office:value-type="string" calcext:value-type="string">
            <text:p>1. Открыть сайт https://aliexpress.ru/</text:p>
          </table:table-cell>
          <table:table-cell table:style-name="ce10" office:value-type="string" calcext:value-type="string">
            <text:p>1. Choose any item from the first shop page and press on it.</text:p>
            <text:p>2. In opened item page choose any Item Color / Size and any other characteristics that the item includes.</text:p>
            <text:p>3. Choose any quantity less than maximum Pieces available</text:p>
            <text:p>4. Choose any delivery method</text:p>
            <text:p>5. Press the button "Add to Cart"</text:p>
            <text:p>6. In pop-up window press button "View Shopping Cart"</text:p>
            <text:p>7. Change quantity</text:p>
            <text:p>8. Check the Order Summary</text:p>
          </table:table-cell>
          <table:table-cell table:number-columns-repeated="2" table:style-name="ce10" office:value-type="string" calcext:value-type="string">
            <text:p>Order Summary changes correctly and corresponds to the (Price*Quantity + Shipping price)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style-name="ce7" table:number-columns-repeated="17"/>
          <table:table-cell table:number-columns-repeated="997"/>
        </table:table-row>
        <table:table-row table:style-name="ro1">
          <table:covered-table-cell table:style-name="ce6"/>
          <table:table-cell table:style-name="ce10" office:value-type="string" calcext:value-type="string">
            <text:p>ShopCart-4</text:p>
          </table:table-cell>
          <table:table-cell table:style-name="ce10" office:value-type="string" calcext:value-type="string">
            <text:p>EXT</text:p>
          </table:table-cell>
          <table:table-cell table:style-name="ce10" office:value-type="string" calcext:value-type="string">
            <text:p>A user sees a correct message after adding items to the cart</text:p>
          </table:table-cell>
          <table:table-cell table:style-name="ce10" office:value-type="string" calcext:value-type="string">
            <text:p>1. Открыть сайт https://aliexpress.ru/</text:p>
          </table:table-cell>
          <table:table-cell table:style-name="ce10" office:value-type="string" calcext:value-type="string">
            <text:p>1. Choose any item from the first shop page and press on it.</text:p>
            <text:p>2. In opened item page choose any Item Color / Size and any other characteristics that the item includes.</text:p>
            <text:p>3. Choose any quantity less than maximum Pieces available</text:p>
            <text:p>4. Choose any delivery method</text:p>
            <text:p>5. Press the button "Add to Cart"</text:p>
            <text:p>6. Check Text messages in the pop-uped window</text:p>
          </table:table-cell>
          <table:table-cell table:number-columns-repeated="2" table:style-name="ce10" office:value-type="string" calcext:value-type="string">
            <text:p>Pop-up window with text message "A new item has been added to your Shopping Cart. You now have 1 items in your Shopping Cart." and 2 buttons "View Shopping Cart" and "Continue Shopping"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style-name="ce7" table:number-columns-repeated="17"/>
          <table:table-cell table:number-columns-repeated="997"/>
        </table:table-row>
        <table:table-row table:style-name="ro1" table:number-rows-repeated="980">
          <table:table-cell table:style-name="ce7" table:number-columns-repeated="27"/>
          <table:table-cell table:number-columns-repeated="997"/>
        </table:table-row>
        <table:table-row table:style-name="ro2" table:number-rows-repeated="10475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s" style:display-name="PageStyle_test 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" meta:object-count="0"/>
    <meta:generator>LibreOfficeDev/6.0.5.2$Linux_X86_64 LibreOffice_project/</meta:generator>
  </office:meta>
</office:document-meta>
</file>